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3.8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208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1ae36" officeooo:paragraph-rsid="0011ae36"/>
    </style:style>
    <style:style style:name="P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bold" officeooo:rsid="0011ae36" officeooo:paragraph-rsid="0011ae36" style:font-weight-asian="bold" style:font-weight-complex="bold"/>
    </style:style>
    <style:style style:name="P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bold" officeooo:rsid="0012058d" officeooo:paragraph-rsid="0012058d" style:font-weight-asian="bold" style:font-weight-complex="bold"/>
    </style:style>
    <style:style style:name="P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bold" officeooo:rsid="002bee04" officeooo:paragraph-rsid="002bee04" style:font-weight-asian="bold" style:font-weight-complex="bold"/>
    </style:style>
    <style:style style:name="P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rsid="0016d64e" officeooo:paragraph-rsid="0016d64e"/>
    </style:style>
    <style:style style:name="P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2bd9fc"/>
    </style:style>
    <style:style style:name="P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2e3119"/>
    </style:style>
    <style:style style:name="P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3659cf"/>
    </style:style>
    <style:style style:name="P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3c245c"/>
    </style:style>
    <style:style style:name="P1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11ae36"/>
    </style:style>
    <style:style style:name="P11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officeooo:paragraph-rsid="00353754"/>
    </style:style>
    <style:style style:name="P1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3659cf" officeooo:paragraph-rsid="003659cf" style:font-weight-asian="normal" style:font-weight-complex="normal"/>
    </style:style>
    <style:style style:name="P1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2cafca" officeooo:paragraph-rsid="002bd9fc" style:font-weight-asian="normal" style:font-weight-complex="normal"/>
    </style:style>
    <style:style style:name="P1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rsid="00336db9" officeooo:paragraph-rsid="00336db9" fo:background-color="transparent"/>
    </style:style>
    <style:style style:name="P1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rsid="005984ac" officeooo:paragraph-rsid="005984ac"/>
    </style:style>
    <style:style style:name="P1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rsid="005c3138" officeooo:paragraph-rsid="005c3138"/>
    </style:style>
    <style:style style:name="P17" style:family="paragraph" style:parent-style-name="Standard">
      <style:paragraph-properties fo:margin-top="0.0398in" fo:margin-bottom="0.0398in" loext:contextual-spacing="false" fo:line-height="150%" fo:text-align="start" style:justify-single-word="false" fo:break-before="page"/>
      <style:text-properties fo:font-weight="bold" officeooo:rsid="0012058d" officeooo:paragraph-rsid="0012058d" style:font-weight-asian="bold" style:font-weight-complex="bold"/>
    </style:style>
    <style:style style:name="P18" style:family="paragraph" style:parent-style-name="Standard">
      <style:paragraph-properties fo:margin-top="0.0398in" fo:margin-bottom="0.0398in" loext:contextual-spacing="false" fo:line-height="150%" fo:text-align="start" style:justify-single-word="false" fo:break-before="page"/>
      <style:text-properties officeooo:paragraph-rsid="0011ae36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9cd" officeooo:paragraph-rsid="001e29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3d8" officeooo:paragraph-rsid="002083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1e29cd" officeooo:paragraph-rsid="001e665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style="italic" officeooo:rsid="003e227c" officeooo:paragraph-rsid="001e6654" style:font-style-asian="italic" style:font-style-complex="italic"/>
    </style:style>
    <style:style style:name="P2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style="italic" officeooo:rsid="005c93c7" officeooo:paragraph-rsid="005c93c7" style:font-style-asian="italic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d9fc" style:font-weight-asian="normal" style:font-weight-complex="normal"/>
    </style:style>
    <style:style style:name="T3" style:family="text">
      <style:text-properties fo:font-weight="normal" officeooo:rsid="002bee04" style:font-weight-asian="normal" style:font-weight-complex="normal"/>
    </style:style>
    <style:style style:name="T4" style:family="text">
      <style:text-properties fo:font-weight="normal" officeooo:rsid="002e3119" style:font-weight-asian="normal" style:font-weight-complex="normal"/>
    </style:style>
    <style:style style:name="T5" style:family="text">
      <style:text-properties fo:font-weight="normal" officeooo:rsid="002e0b05" style:font-weight-asian="normal" style:font-weight-complex="normal"/>
    </style:style>
    <style:style style:name="T6" style:family="text">
      <style:text-properties fo:font-weight="normal" officeooo:rsid="00323253" style:font-weight-asian="normal" style:font-weight-complex="normal"/>
    </style:style>
    <style:style style:name="T7" style:family="text">
      <style:text-properties fo:font-weight="normal" officeooo:rsid="0033339f" style:font-weight-asian="normal" style:font-weight-complex="normal"/>
    </style:style>
    <style:style style:name="T8" style:family="text">
      <style:text-properties fo:font-weight="normal" officeooo:rsid="00336db9" style:font-weight-asian="normal" style:font-weight-complex="normal"/>
    </style:style>
    <style:style style:name="T9" style:family="text">
      <style:text-properties fo:font-weight="normal" officeooo:rsid="00353754" style:font-weight-asian="normal" style:font-weight-complex="normal"/>
    </style:style>
    <style:style style:name="T10" style:family="text">
      <style:text-properties fo:font-weight="normal" officeooo:rsid="0036f57a" style:font-weight-asian="normal" style:font-weight-complex="normal"/>
    </style:style>
    <style:style style:name="T11" style:family="text">
      <style:text-properties fo:font-weight="normal" officeooo:rsid="003659cf" style:font-weight-asian="normal" style:font-weight-complex="normal"/>
    </style:style>
    <style:style style:name="T12" style:family="text">
      <style:text-properties fo:font-weight="normal" officeooo:rsid="00380d4b" style:font-weight-asian="normal" style:font-weight-complex="normal"/>
    </style:style>
    <style:style style:name="T13" style:family="text">
      <style:text-properties fo:font-weight="normal" officeooo:rsid="003c245c" style:font-weight-asian="normal" style:font-weight-complex="normal"/>
    </style:style>
    <style:style style:name="T14" style:family="text">
      <style:text-properties fo:font-weight="normal" officeooo:rsid="005984ac" style:font-weight-asian="normal" style:font-weight-complex="normal"/>
    </style:style>
    <style:style style:name="T15" style:family="text">
      <style:text-properties fo:font-weight="normal" officeooo:rsid="005c3138" style:font-weight-asian="normal" style:font-weight-complex="normal"/>
    </style:style>
    <style:style style:name="T16" style:family="text">
      <style:text-properties fo:font-weight="normal" officeooo:rsid="002e3119" fo:background-color="#ffff00" loext:char-shading-value="0" style:font-weight-asian="normal" style:font-weight-complex="normal"/>
    </style:style>
    <style:style style:name="T17" style:family="text">
      <style:text-properties fo:font-weight="normal" officeooo:rsid="002e3119" fo:background-color="transparent" loext:char-shading-value="0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2083d8"/>
    </style:style>
    <style:style style:name="T20" style:family="text">
      <style:text-properties officeooo:rsid="005984ac"/>
    </style:style>
    <style:style style:name="T21" style:family="text">
      <style:text-properties officeooo:rsid="00353754"/>
    </style:style>
    <style:style style:name="T22" style:family="text">
      <style:text-properties fo:font-weight="bold" officeooo:rsid="0011ae36" style:font-weight-asian="bold" style:font-weight-complex="bold"/>
    </style:style>
    <style:style style:name="T23" style:family="text">
      <style:text-properties fo:font-weight="bold" officeooo:rsid="005984a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1">Part </text:span><text:span text:style-name="T20">2</text:span><text:span text:style-name="T21"> &amp; Part </text:span><text:span text:style-name="T20">3</text:span></text:p>
      <text:p text:style-name="P3">Introduction</text:p>
      <text:p text:style-name="P8"><text:span text:style-name="T3">T</text:span><text:span text:style-name="T5">his is the first biweekly report for my self-guided study into the FullStackOpen under the supervision of Dr. Dianxiang Xu. Every two </text:span><text:span text:style-name="T9">modules</text:span><text:span text:style-name="T5"> (</text:span><text:span text:style-name="T4">specifically, </text:span><text:span text:style-name="T5">the course equivalent of </text:span><text:span text:style-name="T9">roughly</text:span><text:span text:style-name="T5"> two weeks), I will release a report of what I’ve learned, along with links to the deliverables of work completed during those two weeks.</text:span></text:p>
      <text:p text:style-name="P8"><text:span text:style-name="T8">All documentation and source code will be posted in the GitHub repository </text:span><text:a xlink:type="simple" xlink:href="https://github.com/ZDGharst/FullStackOpen" text:style-name="Internet_20_link" text:visited-style-name="Visited_20_Internet_20_Link"><text:span text:style-name="T8">here</text:span></text:a><text:span text:style-name="T8">. </text:span><text:span text:style-name="T7">Deliverables can be found within the appropriately named section with links to the commit/diff of the Git repo. Some exercises refactor or change the code from previous exercises; in this event, it’s best to view the git repository at the specified commit rather than the latest commit.</text:span></text:p>
      <text:p text:style-name="P8"><text:span text:style-name="T7">I </text:span><text:span text:style-name="T11">will also detail all supplementary material studied that isn’t in the course. </text:span><text:span text:style-name="T10">O</text:span><text:span text:style-name="T11">ptional material and exercises will be completed, </text:span><text:span text:style-name="T10">if viable to the course objectives</text:span><text:span text:style-name="T11">.</text:span></text:p>
      <text:p text:style-name="P9"><text:span text:style-name="T5">T</text:span><text:span text:style-name="T4">his biweekly module consisted of the introduction to the course, a refresher of the basic, and introduction to using the ReactJS frontend framework. </text:span><text:span text:style-name="T13">Two of the four course objectives were progressed. </text:span><text:span text:style-name="T6">The self-evaluation of my accomplishment of the above course objectives can be found below.</text:span></text:p>
      <text:p text:style-name="P7"><text:span text:style-name="T3">S</text:span><text:span text:style-name="T4">elf Evaluation: <text:tab/></text:span><text:span text:style-name="T16">Mastery</text:span><text:span text:style-name="T17"> / Progressing / Needs Improvement</text:span></text:p>
      <text:p text:style-name="P6"><text:span text:style-name="T3">Due date</text:span><text:span text:style-name="T2">: <text:tab/><text:tab/>2021-09-</text:span><text:span text:style-name="T14">17</text:span></text:p>
      <text:p text:style-name="P6"><text:span text:style-name="T3">Completion</text:span><text:span text:style-name="T2">: <text:tab/><text:tab/></text:span></text:p>
      <text:p text:style-name="P14"><text:span text:style-name="T2">G</text:span><text:span text:style-name="T1">itHub: <text:tab/><text:tab/></text:span><text:a xlink:type="simple" xlink:href="https://github.com/ZDGharst/FullStackOpen" text:style-name="Internet_20_link" text:visited-style-name="Visited_20_Internet_20_Link"><text:span text:style-name="T1">https://github.com/ZDGharst/FullStackOpen</text:span></text:a></text:p>
      <text:p text:style-name="P13"/>
      <text:p text:style-name="P2"/>
      <text:p text:style-name="P18"><text:span text:style-name="T22">Part </text:span><text:span text:style-name="T23">2</text:span><text:span text:style-name="T22"> – Fundamentals of Web apps</text:span></text:p>
      <text:p text:style-name="P24">Part2a <text:span text:style-name="T18">is about rendering collections and modules.</text:span></text:p>
      <text:p text:style-name="P5"/>
      <text:p text:style-name="P10"><text:span text:style-name="T22">Part </text:span><text:span text:style-name="T23">3</text:span><text:span text:style-name="T22"> – Introduction to React</text:span></text:p>
      <text:p text:style-name="P23"/>
      <text:p text:style-name="P17">Deliverable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Exercise</text:p>
          </table:table-cell>
          <table:table-cell table:style-name="Table1.A1" office:value-type="string">
            <text:p text:style-name="P19">Commit / <text:span text:style-name="T19">Link</text:span></text:p>
          </table:table-cell>
          <table:table-cell table:style-name="Table1.A1" office:value-type="string">
            <text:p text:style-name="P19">Diff</text:p>
          </table:table-cell>
          <table:table-cell table:style-name="Table1.D1" office:value-type="string">
            <text:p text:style-name="P19">Notes</text:p>
          </table:table-cell>
        </table:table-row>
        <table:table-row table:style-name="Table1.2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1"/>
          </table:table-cell>
        </table:table-row>
      </table:table>
      <text:p text:style-name="P12"/>
      <text:p text:style-name="P4">Supplementary Material</text:p>
      <text:p text:style-name="P15"><text:a xlink:type="simple" xlink:href="https://youtu.be/x7cQ3mrcKaY" text:style-name="Internet_20_link" text:visited-style-name="Visited_20_Internet_20_Link"><text:span text:style-name="T12">P</text:span></text:a><text:a xlink:type="simple" xlink:href="https://youtu.be/x7cQ3mrcKaY" text:style-name="Internet_20_link" text:visited-style-name="Visited_20_Internet_20_Link"><text:span text:style-name="T1">ete Hunt: React: Rethinking best practices – JSConf EU</text:span></text:a><text:span text:style-name="T1"> – </text:span><text:span text:style-name="T15">30 minute video about why you should use React; addresses concerns and talks about what React does better than other frameworks</text:span></text:p>
      <text:p text:style-name="P16"><text:a xlink:type="simple" xlink:href="https://reactjs.org/docs/getting-started.html" text:style-name="Internet_20_link" text:visited-style-name="Visited_20_Internet_20_Link"><text:span text:style-name="T1">Getting Started – React</text:span></text:a><text:span text:style-name="T1"> – Official React document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1ae36" officeooo:paragraph-rsid="0011ae3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Zach Gharst<text:tab/>Directed Readings – Full Stack Open<text:tab/>CS 49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9:42:15.491773633</meta:creation-date>
    <dc:date>2021-08-30T09:44:41.894190237</dc:date>
    <meta:editing-duration>PT5H24M45S</meta:editing-duration>
    <meta:editing-cycles>58</meta:editing-cycles>
    <meta:generator>LibreOffice/6.4.7.2$Linux_X86_64 LibreOffice_project/40$Build-2</meta:generator>
    <meta:document-statistic meta:table-count="1" meta:image-count="0" meta:object-count="0" meta:page-count="3" meta:paragraph-count="22" meta:word-count="275" meta:character-count="1794" meta:non-whitespace-character-count="1526"/>
  </office:meta>
</office:document-meta>
</file>